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f53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f53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f53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f53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f53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f53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f53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f53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f53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f53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f53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f53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f53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f53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f53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f53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f53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Thomas Enrique Rojas Fuent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4217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Baldomero Yaguarin Rui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29211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1.0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4"/>
    <meta:template xlink:type="simple" xlink:actuate="onRequest" xlink:title="Normal" xlink:href=""/>
  </office:meta>
</office:document-meta>
</file>